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0098in" svg:y="0.865in">
            <draw:object draw:notify-on-update-of-ranges="Sheet1.B2:Sheet1.B2 Sheet1.B3:Sheet1.B7 Sheet1.C2:Sheet1.C2 Sheet1.C3:Sheet1.C7 Sheet1.D2:Sheet1.D2 Sheet1.D3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entiment</text:p>
          </table:table-cell>
          <table:table-cell table:style-name="Default" office:value-type="string" calcext:value-type="string">
            <text:p>Subjectivity</text:p>
          </table:table-cell>
        </table:table-row>
        <table:table-row table:style-name="ro1">
          <table:table-cell/>
          <table:table-cell office:value-type="string" calcext:value-type="string">
            <text:p>Politics</text:p>
          </table:table-cell>
          <table:table-cell office:value-type="float" office:value="0.001816239316" calcext:value-type="float">
            <text:p>0.0018162393</text:p>
          </table:table-cell>
          <table:table-cell office:value-type="float" office:value="0.007371794872" calcext:value-type="float">
            <text:p>0.0073717949</text:p>
          </table:table-cell>
        </table:table-row>
        <table:table-row table:style-name="ro1">
          <table:table-cell/>
          <table:table-cell office:value-type="string" calcext:value-type="string">
            <text:p>Humor</text:p>
          </table:table-cell>
          <table:table-cell office:value-type="float" office:value="0.0006752268234" calcext:value-type="float">
            <text:p>0.0006752268</text:p>
          </table:table-cell>
          <table:table-cell office:value-type="float" office:value="0.00224256467" calcext:value-type="float">
            <text:p>0.0022425647</text:p>
          </table:table-cell>
        </table:table-row>
        <table:table-row table:style-name="ro1">
          <table:table-cell/>
          <table:table-cell office:value-type="string" calcext:value-type="string">
            <text:p>Horror</text:p>
          </table:table-cell>
          <table:table-cell office:value-type="float" office:value="0.0004478276353" calcext:value-type="float">
            <text:p>0.0004478276</text:p>
          </table:table-cell>
          <table:table-cell office:value-type="float" office:value="0.001271367521" calcext:value-type="float">
            <text:p>0.0012713675</text:p>
          </table:table-cell>
        </table:table-row>
        <table:table-row table:style-name="ro1">
          <table:table-cell/>
          <table:table-cell office:value-type="string" calcext:value-type="string">
            <text:p>Essay</text:p>
          </table:table-cell>
          <table:table-cell office:value-type="float" office:value="0.0004651402824" calcext:value-type="float">
            <text:p>0.0004651403</text:p>
          </table:table-cell>
          <table:table-cell office:value-type="float" office:value="0.001373936001" calcext:value-type="float">
            <text:p>0.001373936</text:p>
          </table:table-cell>
        </table:table-row>
        <table:table-row table:style-name="ro1">
          <table:table-cell/>
          <table:table-cell office:value-type="string" calcext:value-type="string">
            <text:p>Cricket</text:p>
          </table:table-cell>
          <table:table-cell office:value-type="float" office:value="0.001633986928" calcext:value-type="float">
            <text:p>0.0016339869</text:p>
          </table:table-cell>
          <table:table-cell office:value-type="float" office:value="0.004738562092" calcext:value-type="float">
            <text:p>0.0047385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3:51:56.805366010</meta:creation-date>
    <dc:date>2015-02-26T11:10:26.311964781</dc:date>
    <meta:editing-duration>PT7H13M42S</meta:editing-duration>
    <meta:editing-cycles>2</meta:editing-cycles>
    <meta:generator>LibreOffice/4.2.7.2$Linux_X86_64 LibreOffice_project/42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Wikipedia Authors' Articles Evaluation</text:p>
        </chart:title>
        <chart:legend chart:legend-position="end" svg:x="13.446cm" svg:y="3.952cm" style:legend-expansion="high" chart:style-name="ch3"/>
        <chart:plot-area chart:style-name="ch4" table:cell-range-address="Sheet1.B2:Sheet1.D7" chart:data-source-has-labels="both" svg:x="1.701cm" svg:y="1.301cm" svg:width="11.425cm" svg:height="7.519cm">
          <chartooo:coordinate-region svg:x="2.799cm" svg:y="1.5cm" svg:width="10.327cm" svg:height="6.673cm"/>
          <chart:axis chart:dimension="x" chart:name="primary-x" chart:style-name="ch5" chartooo:axis-type="auto">
            <chartooo:date-scale/>
            <chart:categories table:cell-range-address="Sheet1.B3:Sheet1.B7"/>
          </chart:axis>
          <chart:axis chart:dimension="y" chart:name="primary-y" chart:style-name="ch6">
            <chart:title svg:x="0.451cm" svg:y="7.79cm" chart:style-name="ch7">
              <text:p>Severity of sentiment and Subjectivity
</text:p>
            </chart:title>
          </chart:axis>
          <chart:series chart:style-name="ch8" chart:values-cell-range-address="Sheet1.C3:Sheet1.C7" chart:label-cell-address="Sheet1.C2:Sheet1.C2" chart:class="chart:bar">
            <chart:data-point chart:repeated="5"/>
          </chart:series>
          <chart:series chart:style-name="ch9" chart:values-cell-range-address="Sheet1.D3:Sheet1.D7" chart:label-cell-address="Sheet1.D2:Sheet1.D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iment</text:p>
                <draw:g>
                  <svg:desc>Sheet1.C2:Sheet1.C2</svg:desc>
                </draw:g>
              </table:table-cell>
              <table:table-cell office:value-type="string">
                <text:p>Subjectivit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litics</text:p>
                <draw:g>
                  <svg:desc>Sheet1.B3:Sheet1.B7</svg:desc>
                </draw:g>
              </table:table-cell>
              <table:table-cell office:value-type="float" office:value="0.001816239316">
                <text:p>0.001816239316</text:p>
                <draw:g>
                  <svg:desc>Sheet1.C3:Sheet1.C7</svg:desc>
                </draw:g>
              </table:table-cell>
              <table:table-cell office:value-type="float" office:value="0.007371794872">
                <text:p>0.007371794872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Humor</text:p>
              </table:table-cell>
              <table:table-cell office:value-type="float" office:value="0.0006752268234">
                <text:p>0.0006752268234</text:p>
              </table:table-cell>
              <table:table-cell office:value-type="float" office:value="0.00224256467">
                <text:p>0.00224256467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0.0004478276353">
                <text:p>0.0004478276353</text:p>
              </table:table-cell>
              <table:table-cell office:value-type="float" office:value="0.001271367521">
                <text:p>0.001271367521</text:p>
              </table:table-cell>
            </table:table-row>
            <table:table-row>
              <table:table-cell office:value-type="string">
                <text:p>Essay</text:p>
              </table:table-cell>
              <table:table-cell office:value-type="float" office:value="0.0004651402824">
                <text:p>0.0004651402824</text:p>
              </table:table-cell>
              <table:table-cell office:value-type="float" office:value="0.001373936001">
                <text:p>0.001373936001</text:p>
              </table:table-cell>
            </table:table-row>
            <table:table-row>
              <table:table-cell office:value-type="string">
                <text:p>Cricket</text:p>
              </table:table-cell>
              <table:table-cell office:value-type="float" office:value="0.001633986928">
                <text:p>0.001633986928</text:p>
              </table:table-cell>
              <table:table-cell office:value-type="float" office:value="0.004738562092">
                <text:p>0.004738562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